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" calcext:value-type="float">
            <text:p>20,00000000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cine carrée</text:p>
          </table:table-cell>
          <table:table-cell office:value-type="string" calcext:value-type="string">
            <text:p>Racine cubique</text:p>
          </table:table-cell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float" office:value="10" calcext:value-type="float">
            <text:p>10,000000000000000</text:p>
          </table:table-cell>
          <table:table-cell table:style-name="ce1" table:formula="of:=[.C4]" office:value-type="float" office:value="10" calcext:value-type="float">
            <text:p>10,000000000000000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formula="of:=(1/2)*([.C4]+[.$C$2]/[.C4])" office:value-type="float" office:value="6" calcext:value-type="float">
            <text:p>6,000000000000000</text:p>
          </table:table-cell>
          <table:table-cell table:formula="of:=(1/3)*(2*[.D4]+([.$C$2]/([.D4]*[.D4])))" office:value-type="float" office:value="6.73333333333333" calcext:value-type="float">
            <text:p>6,7333333333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formula="of:=(1/2)*([.C5]+[.$C$2]/[.C5])" office:value-type="float" office:value="4.66666666666667" calcext:value-type="float">
            <text:p>4,666666666666670</text:p>
          </table:table-cell>
          <table:table-cell table:formula="of:=(1/3)*(2*[.D5]+([.$C$2]/([.D5]*[.D5])))" office:value-type="float" office:value="4.63593329629993" calcext:value-type="float">
            <text:p>4,6359332963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formula="of:=(1/2)*([.C6]+[.$C$2]/[.C6])" office:value-type="float" office:value="4.47619047619048" calcext:value-type="float">
            <text:p>4,476190476190480</text:p>
          </table:table-cell>
          <table:table-cell table:formula="of:=(1/3)*(2*[.D6]+([.$C$2]/([.D6]*[.D6])))" office:value-type="float" office:value="3.40081690518789" calcext:value-type="float">
            <text:p>3,4008169052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table:formula="of:=(1/2)*([.C7]+[.$C$2]/[.C7])" office:value-type="float" office:value="4.47213779128673" calcext:value-type="float">
            <text:p>4,472137791286730</text:p>
          </table:table-cell>
          <table:table-cell table:formula="of:=(1/3)*(2*[.D7]+([.$C$2]/([.D7]*[.D7])))" office:value-type="float" office:value="2.84363551502991" calcext:value-type="float">
            <text:p>2,843635515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table:formula="of:=(1/2)*([.C8]+[.$C$2]/[.C8])" office:value-type="float" office:value="4.47213595499996" calcext:value-type="float">
            <text:p>4,472135954999960</text:p>
          </table:table-cell>
          <table:table-cell table:formula="of:=(1/3)*(2*[.D8]+([.$C$2]/([.D8]*[.D8])))" office:value-type="float" office:value="2.72020047843107" calcext:value-type="float">
            <text:p>2,7202004784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table:formula="of:=(1/2)*([.C9]+[.$C$2]/[.C9])" office:value-type="float" office:value="4.47213595499958" calcext:value-type="float">
            <text:p>4,472135954999580</text:p>
          </table:table-cell>
          <table:table-cell table:formula="of:=(1/3)*(2*[.D9]+([.$C$2]/([.D9]*[.D9])))" office:value-type="float" office:value="2.71442990164286" calcext:value-type="float">
            <text:p>2,7144299016</text:p>
          </table:table-cell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table:formula="of:=(1/2)*([.C10]+[.$C$2]/[.C10])" office:value-type="float" office:value="4.47213595499958" calcext:value-type="float">
            <text:p>4,472135954999580</text:p>
          </table:table-cell>
          <table:table-cell table:formula="of:=(1/3)*(2*[.D10]+([.$C$2]/([.D10]*[.D10])))" office:value-type="float" office:value="2.71441761665051" calcext:value-type="float">
            <text:p>2,7144176167</text:p>
          </table:table-cell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table:formula="of:=(1/2)*([.C11]+[.$C$2]/[.C11])" office:value-type="float" office:value="4.47213595499958" calcext:value-type="float">
            <text:p>4,472135954999580</text:p>
          </table:table-cell>
          <table:table-cell table:formula="of:=(1/3)*(2*[.D11]+([.$C$2]/([.D11]*[.D11])))" office:value-type="float" office:value="2.71441761659491" calcext:value-type="float">
            <text:p>2,7144176166</text:p>
          </table:table-cell>
        </table:table-row>
        <table:table-row table:style-name="ro1">
          <table:table-cell/>
          <table:table-cell office:value-type="string" calcext:value-type="string">
            <text:p>x9</text:p>
          </table:table-cell>
          <table:table-cell table:formula="of:=(1/2)*([.C12]+[.$C$2]/[.C12])" office:value-type="float" office:value="4.47213595499958" calcext:value-type="float">
            <text:p>4,472135954999580</text:p>
          </table:table-cell>
          <table:table-cell table:formula="of:=(1/3)*(2*[.D12]+([.$C$2]/([.D12]*[.D12])))" office:value-type="float" office:value="2.71441761659491" calcext:value-type="float">
            <text:p>2,7144176166</text:p>
          </table:table-cell>
        </table:table-row>
        <table:table-row table:style-name="ro1">
          <table:table-cell/>
          <table:table-cell office:value-type="string" calcext:value-type="string">
            <text:p>x10</text:p>
          </table:table-cell>
          <table:table-cell table:formula="of:=(1/2)*([.C13]+[.$C$2]/[.C13])" office:value-type="float" office:value="4.47213595499958" calcext:value-type="float">
            <text:p>4,472135954999580</text:p>
          </table:table-cell>
          <table:table-cell table:formula="of:=(1/3)*(2*[.D13]+([.$C$2]/([.D13]*[.D13])))" office:value-type="float" office:value="2.71441761659491" calcext:value-type="float">
            <text:p>2,7144176166</text:p>
          </table:table-cell>
        </table:table-row>
        <table:table-row table:style-name="ro1">
          <table:table-cell/>
          <table:table-cell office:value-type="string" calcext:value-type="string">
            <text:p>x11</text:p>
          </table:table-cell>
          <table:table-cell table:formula="of:=(1/2)*([.C14]+[.$C$2]/[.C14])" office:value-type="float" office:value="4.47213595499958" calcext:value-type="float">
            <text:p>4,472135954999580</text:p>
          </table:table-cell>
          <table:table-cell table:formula="of:=(1/3)*(2*[.D14]+([.$C$2]/([.D14]*[.D14])))" office:value-type="float" office:value="2.71441761659491" calcext:value-type="float">
            <text:p>2,7144176166</text:p>
          </table:table-cell>
        </table:table-row>
        <table:table-row table:style-name="ro1">
          <table:table-cell/>
          <table:table-cell office:value-type="string" calcext:value-type="string">
            <text:p>x12</text:p>
          </table:table-cell>
          <table:table-cell table:formula="of:=(1/2)*([.C15]+[.$C$2]/[.C15])" office:value-type="float" office:value="4.47213595499958" calcext:value-type="float">
            <text:p>4,472135954999580</text:p>
          </table:table-cell>
          <table:table-cell table:formula="of:=(1/3)*(2*[.D15]+([.$C$2]/([.D15]*[.D15])))" office:value-type="float" office:value="2.71441761659491" calcext:value-type="float">
            <text:p>2,7144176166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6:24:05.735340976</meta:creation-date>
    <dc:date>2016-03-25T17:18:44.641725986</dc:date>
    <meta:editing-duration>PT39M28S</meta:editing-duration>
    <meta:editing-cycles>1</meta:editing-cycles>
    <meta:document-statistic meta:table-count="1" meta:cell-count="43" meta:object-count="0"/>
    <meta:generator>LibreOffice/5.0.3.2$Linux_X86_64 LibreOffice_project/00m0$Build-2</meta:generator>
  </office:meta>
</office:document-meta>
</file>